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076" calcext:value-type="float">
            <text:p>36.5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4832" calcext:value-type="float">
            <text:p>36.37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9072" calcext:value-type="float">
            <text:p>36.00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4312" calcext:value-type="float">
            <text:p>36.02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85984" calcext:value-type="float">
            <text:p>35.68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2688" calcext:value-type="float">
            <text:p>35.2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9848" calcext:value-type="float">
            <text:p>35.35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256" calcext:value-type="float">
            <text:p>35.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9688" calcext:value-type="float">
            <text:p>35.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72496" calcext:value-type="float">
            <text:p>35.97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6296" calcext:value-type="float">
            <text:p>35.89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6128" calcext:value-type="float">
            <text:p>36.07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7128" calcext:value-type="float">
            <text:p>36.4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6312" calcext:value-type="float">
            <text:p>36.7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3968" calcext:value-type="float">
            <text:p>41.6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55264" calcext:value-type="float">
            <text:p>41.3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02096" calcext:value-type="float">
            <text:p>44.2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44112" calcext:value-type="float">
            <text:p>42.0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8632" calcext:value-type="float">
            <text:p>40.1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29" calcext:value-type="float">
            <text:p>41.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47544" calcext:value-type="float">
            <text:p>40.5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05984" calcext:value-type="float">
            <text:p>43.3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3912" calcext:value-type="float">
            <text:p>44.2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503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